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style:font-size-asian="13pt" style:font-size-complex="13pt"/>
    </style:style>
    <style:style style:name="P2" style:family="paragraph" style:parent-style-name="Standard">
      <style:text-properties style:font-name="Times New Roman" fo:font-size="13pt" officeooo:paragraph-rsid="00205727" style:font-size-asian="13pt" style:font-size-complex="13pt"/>
    </style:style>
    <style:style style:name="P3" style:family="paragraph" style:parent-style-name="Standard">
      <style:text-properties style:font-name="Times New Roman" fo:font-size="13pt" officeooo:rsid="00205727" officeooo:paragraph-rsid="00205727" style:font-size-asian="13pt" style:font-size-complex="13pt"/>
    </style:style>
    <style:style style:name="P4" style:family="paragraph" style:parent-style-name="Standard">
      <style:text-properties style:font-name="Times New Roman" fo:font-size="13pt" style:font-size-asian="13pt" style:font-size-complex="13pt"/>
    </style:style>
    <style:style style:name="P5" style:family="paragraph" style:parent-style-name="Standard">
      <style:text-properties style:font-name="Times New Roman" fo:font-size="13pt" officeooo:paragraph-rsid="00205727" style:font-size-asian="13pt" style:font-size-complex="13pt"/>
    </style:style>
    <style:style style:name="T1" style:family="text">
      <style:text-properties officeooo:rsid="0010565e"/>
    </style:style>
    <style:style style:name="T2" style:family="text">
      <style:text-properties officeooo:rsid="001349e5"/>
    </style:style>
    <style:style style:name="T3" style:family="text">
      <style:text-properties officeooo:rsid="00205727"/>
    </style:style>
    <style:style style:name="T4" style:family="text">
      <style:text-properties officeooo:rsid="0024be7e"/>
    </style:style>
    <style:style style:name="T5" style:family="text">
      <style:text-properties officeooo:rsid="00252874"/>
    </style:style>
    <style:style style:name="T6" style:family="text">
      <style:text-properties officeooo:rsid="002b89d9"/>
    </style:style>
    <style:style style:name="T7" style:family="text">
      <style:text-properties officeooo:rsid="002e6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1">heroes</text:span></text:p>
      <text:p text:style-name="P1">- <text:span text:style-name="T1">wagon that can transform into a fort</text:span></text:p>
      <text:p text:style-name="P1">- <text:span text:style-name="T1">limit number of buildings (fort → 1, town center → 3, tower → 6)</text:span></text:p>
      <text:p text:style-name="P1"/>
      <text:p text:style-name="P1">- <text:span text:style-name="T2">deathmatch mode : continuosly spawn units at some interval at town center – the winner is the player with highest num kills after certain time interval</text:span></text:p>
      <text:p text:style-name="P1">- <text:span text:style-name="T2">domination mode – hold the specified area as much as you can</text:span></text:p>
      <text:p text:style-name="P1">- <text:span text:style-name="T2">capture the flag mode – capture something from opponent, and bring it to your base</text:span></text:p>
      <text:p text:style-name="P1"/>
      <text:p text:style-name="P3">- experience gives you stronger objects, etc</text:p>
      <text:p text:style-name="P2"/>
      <text:p text:style-name="P2">- <text:span text:style-name="T4">nation teams</text:span></text:p>
      <text:p text:style-name="P2"/>
      <text:p text:style-name="P2">- <text:span text:style-name="T5">third person control of tank – no need for physics ; move around navmesh ; check for collision between projectiles and objects ; rotate gun</text:span></text:p>
      <text:p text:style-name="P2"/>
      <text:p text:style-name="P2">- <text:span text:style-name="T6">new units : robot (strong and slow), fast and cheap vehicle, airplane, anti-air vehicle, gunship, battleship (naval), </text:span></text:p>
      <text:p text:style-name="P2"/>
      <text:p text:style-name="P2">- <text:span text:style-name="T7">new buildings : dock (for naval units), barracks (trains units), market, research center (for improvements),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8:38:31.523200852</meta:creation-date>
    <dc:date>2017-09-16T21:00:57.026571340</dc:date>
    <meta:editing-duration>PT5H31M46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47" meta:character-count="841" meta:non-whitespace-character-count="699"/>
  </office:meta>
</office:document-meta>
</file>